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paragraph-properties fo:text-align="start"/>
    </style:style>
    <style:style style:name="P2" style:family="paragraph">
      <style:paragraph-properties fo:text-align="start"/>
      <style:text-properties fo:font-size="18pt" style:font-size-asian="18pt" style:font-size-complex="18pt"/>
    </style:style>
    <style:style style:name="P3" style:family="paragraph">
      <style:text-properties fo:font-family="Consolas" style:font-family-generic="modern" style:font-pitch="fixed" fo:font-size="14pt" style:font-size-asian="14pt" style:font-size-complex="14pt"/>
    </style:style>
    <style:style style:name="P4" style:family="paragraph">
      <style:text-properties fo:font-size="20pt"/>
    </style:style>
    <style:style style:name="T1" style:family="text">
      <style:text-properties fo:font-size="18pt" fo:font-style="italic" style:font-size-asian="18pt" style:font-style-asian="italic" style:font-size-complex="1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8" style:family="text">
      <style:text-properties fo:font-style="normal" style:font-style-asian="normal" style:font-style-complex="normal"/>
    </style:style>
    <style:style style:name="T9" style:family="text">
      <style:text-properties fo:font-family="Consolas" style:font-family-generic="modern" style:font-pitch="fixed" fo:font-size="14pt" style:font-size-asian="14pt" style:font-size-complex="14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72pt" style:font-size-asian="72pt" style:font-size-complex="72pt"/>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Views v0.3 / pi v0.2<text:tab/></text:p>
          </draw:text-box>
        </draw:frame>
        <draw:frame presentation:style-name="pr2" draw:text-style-name="P2" draw:layer="layout" svg:width="25.199cm" svg:height="12.215cm" svg:x="1.4cm" svg:y="4.585cm" presentation:class="subtitle" presentation:user-transformed="true">
          <draw:text-box>
            <text:p text:style-name="P1"><text:span text:style-name="T1">The basic advice regarding response times has been about the same for thirty years [Miller 1968; Card et al. 1991]:</text:span></text:p>
            <text:p text:style-name="P1"><text:span text:style-name="T2"/></text:p>
            <text:p text:style-name="P1"><text:span text:style-name="T2">0.1 second</text:span><text:span text:style-name="T3"> <text:s/>is about the limit for having the user feel that the system is reacting instantaneously, meaning that no special feedback is necessary except to display the result.</text:span></text:p>
            <text:p text:style-name="P1"><text:span text:style-name="T2"/></text:p>
            <text:p text:style-name="P1"><text:span text:style-name="T2">1.0 second</text:span><text:span text:style-name="T3">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1"><text:span text:style-name="T2"/></text:p>
            <text:p text:style-name="P1"><text:span text:style-name="T2">10 seconds</text:span><text:span text:style-name="T3">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Too slow:</text:span></text:p>
              </text:list-header>
              <text:list-item>
                <text:p>Node.js</text:p>
              </text:list-item>
              <text:list-item>
                <text:p>MongoDB</text:p>
              </text:list-item>
              <text:list-item>
                <text:p>qPid, AMQ</text:p>
                <text:p/>
              </text:list-item>
              <text:list-item>
                <text:p>HighCharts.js</text:p>
              </text:list-item>
              <text:list-item>
                <text:p>jQuery</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p>
          </draw:text-box>
        </draw:frame>
        <draw:frame presentation:style-name="pr4" draw:layer="layout" svg:width="25.199cm" svg:height="12.179cm" svg:x="1.4cm" svg:y="4.914cm" presentation:class="outline" presentation:user-transformed="true">
          <draw:text-box>
            <text:list text:style-name="L2">
              <text:list-header>
                <text:p><text:span text:style-name="T4">Fast enough:</text:span></text:p>
              </text:list-header>
              <text:list-item>
                <text:p>Varnish</text:p>
              </text:list-item>
              <text:list-item>
                <text:p>Redis</text:p>
              </text:list-item>
              <text:list-item>
                <text:p>MySQL</text:p>
              </text:list-item>
              <text:list-item>
                <text:p>ZeroMQ</text:p>
                <text:p/>
                <text:p>raphaël.js</text:p>
                <text:p>GreenSock Animation Platform</text:p>
                <text:p>HTML5 native functions</text:p>
                <text:p>CSS3 transformation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ggregér på øverste nivå under innsamling av data</text:p>
              </text:list-item>
              <text:list-item>
                <text:p>Gjør batch-inserts i MySQL</text:p>
              </text:list-item>
              <text:list-item>
                <text:p>Bruk Redis som sentralt applikasjonsminne, bruk unix sockets til kommunikasjon, og igbinary som serializer</text:p>
              </text:list-item>
              <text:list-item>
                <text:p>Bruk Redis til PHP-sesjoner</text:p>
              </text:list-item>
              <text:list-item>
                <text:p><text:span text:style-name="T5">Best-practice GIF beacon</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60 ms)</text:p>
              </text:list-item>
              <text:list-item>
                <text:p>WebSocket: PING + TCP-overhead (&lt;10 ms)</text:p>
              </text:list-item>
              <text:list-item>
                <text:p>PING-tid innenlands i Norge ligger på 20-100ms</text:p>
                <text:p><text:span text:style-name="T5"/></text:p>
              </text:list-item>
              <text:list-item>
                <text:p><text:span text:style-name="T5">Modulær innlasting over WebSocket</text:span></text:p>
              </text:list-item>
              <text:list-item>
                <text:p><text:span text:style-name="T5">Caching av js-/css-moduler i LocalStorage</text:span></text:p>
              </text:list-item>
              <text:list-item>
                <text:p><text:span text:style-name="T5">Bakgrunnsprosessering i WebWorker</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header>
                <text:p><text:span text:style-name="T6">MySQL v Redis</text:span></text:p>
              </text:list-header>
              <text:list-item>
                <text:p><text:span text:style-name="T5">MySQL query: a few milliseconds</text:span></text:p>
              </text:list-item>
              <text:list-item>
                <text:p><text:span text:style-name="T5">Redis cache check: a few microseconds</text:span></text:p>
                <text:p><text:span text:style-name="T5"/></text:p>
                <text:p><text:span text:style-name="T5"/></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 with The Old, in with The New</text:p>
          </draw:text-box>
        </draw:frame>
        <draw:frame presentation:style-name="pr4" draw:layer="layout" svg:width="8.8cm" svg:height="12.179cm" svg:x="1.4cm" svg:y="4.914cm" presentation:class="outline" presentation:user-transformed="true">
          <draw:text-box>
            <text:list text:style-name="L2">
              <text:list-header>
                <text:p>O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7">π</text:span></text:p>
          </draw:text-box>
        </draw:frame>
        <draw:frame presentation:style-name="pr4" draw:layer="layout" svg:width="25.199cm" svg:height="12.179cm" svg:x="1.4cm" svg:y="4.914cm" presentation:class="outline">
          <draw:text-box>
            <text:list text:style-name="L2">
              <text:list-item>
                <text:p>Use message passing across a namespace to tie any number of clients and server services together.</text:p>
              </text:list-item>
              <text:list-item>
                <text:p>Open a bridge between the client and server messaging hubs, creating a namespace across the entire ecosystem, each with a single point of entry, making User Access Control a breeze.</text:p>
              </text:list-item>
              <text:list-item>
                <text:p>Add services to the namespace by writing scripts and programs that publish their progress and status within their own namespaces. </text:p>
              </text:list-item>
              <text:list-item>
                <text:p>Servers written in PHP have access to the current PHP session even when running as CLI.</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7">π</text:span></text:p>
          </draw:text-box>
        </draw:frame>
        <draw:frame presentation:style-name="pr4" draw:layer="layout" svg:width="25.199cm" svg:height="12.179cm" svg:x="1.4cm" svg:y="4.914cm" presentation:class="outline" presentation:user-transformed="true">
          <draw:text-box>
            <text:list text:style-name="L2">
              <text:list-header>
                <text:p><text:span text:style-name="T4">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4">pcl</text:span></text:p>
                <text:p><text:span text:style-name="T8">- a </text:span><text:span text:style-name="T4">pcl</text:span><text:span text:style-name="T8"> charting library using SVG and raphaël.js</text:span></text:p>
                <text:p><text:span text:style-name="T8">- streaming live JSON data packets over SSE (Server-Sent Events) / EventSource</text:span></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3" draw:layer="layout" svg:width="25.199cm" svg:height="19.6cm" svg:x="1.4cm" svg:y="0.8cm" presentation:class="outline" presentation:user-transformed="true">
          <draw:text-box>
            <text:list text:style-name="L2">
              <text:list-item>
                <text:list>
                  <text:list-item>
                    <text:p><text:span text:style-name="T9">&lt;head&gt;</text:span></text:p>
                  </text:list-item>
                  <text:list-item>
                    <text:p><text:span text:style-name="T9"><text:s text:c="4"/></text:span><text:span text:style-name="T9">&lt;script&gt;</text:span></text:p>
                  </text:list-item>
                  <text:list-item>
                    <text:p><text:span text:style-name="T9"><text:s text:c="6"/></text:span><text:span text:style-name="T9">var </text:span></text:p>
                  </text:list-item>
                  <text:list-item>
                    <text:p><text:span text:style-name="T9"><text:s text:c="8"/></text:span><text:span text:style-name="T9">π <text:s/>= π <text:s/>|| {}, pi = pi || π;</text:span></text:p>
                  </text:list-item>
                  <text:list-item>
                    <text:p><text:span text:style-name="T9"/></text:p>
                  </text:list-item>
                  <text:list-item>
                    <text:p><text:span text:style-name="T9"><text:s text:c="6"/></text:span><text:span text:style-name="T9">// activate the debugger</text:span></text:p>
                  </text:list-item>
                  <text:list-item>
                    <text:p><text:span text:style-name="T9"><text:s text:c="6"/></text:span><text:span text:style-name="T9">π.DEBUG = true;</text:span></text:p>
                  </text:list-item>
                  <text:list-item>
                    <text:p><text:span text:style-name="T9"/></text:p>
                  </text:list-item>
                  <text:list-item>
                    <text:p><text:span text:style-name="T9"><text:s text:c="6"/></text:span><text:span text:style-name="T9">//make a note of when we started up.</text:span></text:p>
                  </text:list-item>
                  <text:list-item>
                    <text:p><text:span text:style-name="T9"><text:s text:c="6"/></text:span><text:span text:style-name="T9">pi.__sessionstart = (new Date()).getTime();</text:span></text:p>
                  </text:list-item>
                  <text:list-item>
                    <text:p><text:span text:style-name="T9"><text:s text:c="4"/></text:span><text:span text:style-name="T9">&lt;/script&gt;</text:span></text:p>
                  </text:list-item>
                  <text:list-item>
                    <text:p><text:span text:style-name="T9"/></text:p>
                  </text:list-item>
                  <text:list-item>
                    <text:p><text:span text:style-name="T9">...</text:span></text:p>
                  </text:list-item>
                  <text:list-item>
                    <text:p><text:span text:style-name="T9"/></text:p>
                  </text:list-item>
                  <text:list-item>
                    <text:p><text:span text:style-name="T9"/></text:p>
                  </text:list-item>
                  <text:list-item>
                    <text:p><text:span text:style-name="T9"><text:s text:c="2"/></text:span><text:span text:style-name="T9">&lt;!-- <text:s/>bootstrap <text:s/>--&gt;</text:span></text:p>
                  </text:list-item>
                  <text:list-item>
                    <text:p><text:span text:style-name="T9"><text:s text:c="2"/></text:span><text:span text:style-name="T9">&lt;script src="../../assets/js/pi.js"&gt;&lt;/script&gt;</text:span></text:p>
                  </text:list-item>
                  <text:list-item>
                    <text:p><text:span text:style-name="T9"/></text:p>
                  </text:list-item>
                  <text:list-item>
                    <text:p><text:span text:style-name="T9">&lt;/body&gt;</text:span></text:p>
                  </text:list-item>
                  <text:list-item>
                    <text:p><text:span text:style-name="T9"/></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3" draw:layer="layout" svg:width="25.199cm" svg:height="19.6cm" svg:x="1.4cm" svg:y="0.8cm" presentation:class="outline" presentation:user-transformed="true">
          <draw:text-box>
            <text:list text:style-name="L2">
              <text:list-item>
                <text:list>
                  <text:list-item>
                    <text:p><text:span text:style-name="T9"><text:s text:c="2"/></text:span><text:span text:style-name="T9">var </text:span></text:p>
                  </text:list-item>
                  <text:list-item>
                    <text:p><text:span text:style-name="T9"><text:s text:c="6"/></text:span><text:span text:style-name="T9">π <text:s/>= π <text:s/>|| {},</text:span></text:p>
                  </text:list-item>
                  <text:list-item>
                    <text:p><text:span text:style-name="T9"><text:s text:c="6"/></text:span><text:span text:style-name="T9">pi = pi || π;</text:span></text:p>
                  </text:list-item>
                  <text:list-item>
                    <text:p><text:span text:style-name="T9"/></text:p>
                  </text:list-item>
                  <text:list-item>
                    <text:p><text:span text:style-name="T9"/></text:p>
                  </text:list-item>
                  <text:list-item>
                    <text:p><text:span text:style-name="T9"><text:s text:c="2"/></text:span><text:span text:style-name="T9">/* <text:s/>---- <text:s/>Our top level namespaces <text:s/>---- <text:s/>*/</text:span></text:p>
                  </text:list-item>
                  <text:list-item>
                    <text:p><text:span text:style-name="T9"><text:s text:c="4"/></text:span><text:span text:style-name="T9">π.events <text:s text:c="5"/>= π.events <text:s text:c="5"/>|| { _loaded: false, _ns: 'events' };</text:span></text:p>
                  </text:list-item>
                  <text:list-item>
                    <text:p><text:span text:style-name="T9"><text:s text:c="4"/></text:span><text:span text:style-name="T9">π.srv <text:s text:c="8"/>= π.srv <text:s text:c="8"/>|| { _loaded: false, _ns: 'srv' };</text:span></text:p>
                  </text:list-item>
                  <text:list-item>
                    <text:p><text:span text:style-name="T9"><text:s text:c="4"/></text:span><text:span text:style-name="T9">π.app <text:s text:c="8"/>= π.app <text:s text:c="8"/>|| { _loaded: false, _ns: 'app' };</text:span></text:p>
                  </text:list-item>
                  <text:list-item>
                    <text:p><text:span text:style-name="T9"><text:s text:c="4"/></text:span><text:span text:style-name="T9">π.pcl <text:s text:c="8"/>= π.pcl <text:s text:c="8"/>|| { _loaded: false, _ns: 'pcl' };</text:span></text:p>
                  </text:list-item>
                  <text:list-item>
                    <text:p><text:span text:style-name="T9"><text:s text:c="4"/></text:span><text:span text:style-name="T9">π.session <text:s text:c="4"/>= π.session <text:s text:c="4"/>|| { _loaded: false, _ns: 'session' };</text:span></text:p>
                  </text:list-item>
                  <text:list-item>
                    <text:p><text:span text:style-name="T9"><text:s text:c="4"/></text:span><text:span text:style-name="T9">π.system <text:s text:c="5"/>= π.system <text:s text:c="5"/>|| { _loaded: false, _ns: 'system' };</text:span></text:p>
                  </text:list-item>
                  <text:list-item>
                    <text:p><text:span text:style-name="T9"><text:s text:c="4"/></text:span><text:span text:style-name="T9">π.debug <text:s text:c="6"/>= π.debug <text:s text:c="6"/>|| { _loaded: false, _ns: 'debug' };</text:span></text:p>
                  </text:list-item>
                  <text:list-item>
                    <text:p><text:span text:style-name="T9"><text:s text:c="4"/></text:span><text:span text:style-name="T9">π.io <text:s text:c="9"/>= π.io <text:s text:c="9"/>|| { _loaded: false, _ns: 'io' };</text:span></text:p>
                  </text:list-item>
                  <text:list-item>
                    <text:p><text:span text:style-name="T9"/></text:p>
                  </text:list-item>
                  <text:list-item>
                    <text:p><text:span text:style-name="T9"><text:s text:c="4"/></text:span><text:span text:style-name="T9">π.util <text:s text:c="7"/>= π.util <text:s text:c="7"/>|| { _loaded: false, _ns: 'util' };</text:span></text:p>
                  </text:list-item>
                  <text:list-item>
                    <text:p><text:span text:style-name="T9"><text:s text:c="4"/></text:span><text:span text:style-name="T9">π.math <text:s text:c="7"/>= π.math <text:s text:c="7"/>|| { _loaded: false, _ns: 'math' };</text:span></text:p>
                  </text:list-item>
                  <text:list-item>
                    <text:p><text:span text:style-name="T9"><text:s text:c="4"/></text:span><text:span text:style-name="T9">π.statistics <text:s/>= π.statistics <text:s/>|| { _loaded: false, _ns: 'statistics' };</text:span></text:p>
                  </text:list-item>
                  <text:list-item>
                    <text:p><text:span text:style-name="T9"/></text:p>
                  </text:list-item>
                  <text:list-item>
                    <text:p><text:span text:style-name="T9"><text:s text:c="4"/></text:span><text:span text:style-name="T9">// your plugins here, like so: <text:s text:c="2"/>pi.plugins.yourcompany.yourplugin.[whatever] = { # your plugin object };</text:span></text:p>
                  </text:list-item>
                  <text:list-item>
                    <text:p><text:span text:style-name="T9"><text:s text:c="4"/></text:span><text:span text:style-name="T9">π.plugins <text:s text:c="4"/>= π.plugins <text:s text:c="4"/>|| { _loaded: false, _ns: 'plugins' };</text:span></text:p>
                  </text:list-item>
                  <text:list-item>
                    <text:p><text:span text:style-name="T9"/></text:p>
                  </text:list-item>
                  <text:list-item>
                    <text:p><text:span text:style-name="T9"><text:s text:c="4"/></text:span><text:span text:style-name="T9">// for all you crazy cowboys, your own playground</text:span></text:p>
                  </text:list-item>
                  <text:list-item>
                    <text:p><text:span text:style-name="T9"><text:s text:c="4"/></text:span><text:span text:style-name="T9">π.maverick <text:s text:c="3"/>= π.maverick <text:s text:c="3"/>|| { _loaded: false, _ns: 'maverick' };</text:span></text:p>
                  </text:list-item>
                  <text:list-item>
                    <text:p><text:span text:style-name="T9"/></text:p>
                  </text:list-item>
                  <text:list-item>
                    <text:p><text:span text:style-name="T9"/></text:p>
                  </text:list-item>
                  <text:list-item>
                    <text:p><text:span text:style-name="T9"><text:s text:c="4"/></text:span><text:span text:style-name="T9">π.PI_ROOT <text:s text:c="3"/>= "assets/js/";</text:span></text:p>
                  </text:list-item>
                  <text:list-item>
                    <text:p><text:span text:style-name="T9"><text:s text:c="4"/></text:span><text:span text:style-name="T9">π.LIB_ROOT <text:s text:c="3"/>= "../../assets/js/";</text:span></text:p>
                  </text:list-item>
                  <text:list-item>
                    <text:p><text:span text:style-name="T9"><text:s text:c="4"/></text:span><text:span text:style-name="T9">π.SRV_ROOT <text:s text:c="3"/>= "../../../srv/";</text:span></text:p>
                  </text:list-item>
                  <text:list-item>
                    <text:p><text:span text:style-name="T9"/></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3" draw:layer="layout" svg:width="25.199cm" svg:height="19.6cm" svg:x="1.4cm" svg:y="0.8cm" presentation:class="outline" presentation:user-transformed="true">
          <draw:text-box>
            <text:list text:style-name="L2">
              <text:list-item>
                <text:list>
                  <text:list-item>
                    <text:p><text:span text:style-name="T9"><text:s text:c="4"/></text:span><text:span text:style-name="T9">π.inject = function (src, elem) {</text:span></text:p>
                  </text:list-item>
                  <text:list-item>
                    <text:p><text:span text:style-name="T9"><text:s text:c="6"/></text:span><text:span text:style-name="T9">var </text:span></text:p>
                  </text:list-item>
                  <text:list-item>
                    <text:p><text:span text:style-name="T9"><text:s text:c="8"/></text:span><text:span text:style-name="T9">element <text:s text:c="2"/>= elem || document.body,</text:span></text:p>
                  </text:list-item>
                  <text:list-item>
                    <text:p><text:span text:style-name="T9"><text:s text:c="8"/></text:span><text:span text:style-name="T9">fragment <text:s/>= document.createDocumentFragment(),</text:span></text:p>
                  </text:list-item>
                  <text:list-item>
                    <text:p><text:span text:style-name="T9"><text:s text:c="8"/></text:span><text:span text:style-name="T9">container = document.createElement("div");</text:span></text:p>
                  </text:list-item>
                  <text:list-item>
                    <text:p><text:span text:style-name="T9"><text:s text:c="7"/></text:span></text:p>
                  </text:list-item>
                  <text:list-item>
                    <text:p><text:span text:style-name="T9"><text:s text:c="6"/></text:span><text:span text:style-name="T9">container.innerHTML = src;</text:span></text:p>
                  </text:list-item>
                  <text:list-item>
                    <text:p><text:span text:style-name="T9"><text:s text:c="6"/></text:span><text:span text:style-name="T9">fragment.appendChild(container);</text:span></text:p>
                  </text:list-item>
                  <text:list-item>
                    <text:p><text:span text:style-name="T9"><text:s text:c="6"/></text:span><text:span text:style-name="T9">element.appendChild(fragment);</text:span></text:p>
                  </text:list-item>
                  <text:list-item>
                    <text:p><text:span text:style-name="T9"><text:s text:c="4"/></text:span><text:span text:style-name="T9">};</text:span></text:p>
                  </text:list-item>
                  <text:list-item>
                    <text:p><text:span text:style-name="T9"/></text:p>
                  </text:list-item>
                  <text:list-item>
                    <text:p><text:span text:style-name="T9"/></text:p>
                  </text:list-item>
                  <text:list-item>
                    <text:p><text:span text:style-name="T9"><text:s text:c="4"/></text:span><text:span text:style-name="T9">π.require = function(module, async, defer, callback){</text:span></text:p>
                  </text:list-item>
                  <text:list-item>
                    <text:p><text:span text:style-name="T9"><text:s text:c="4"/></text:span></text:p>
                  </text:list-item>
                  <text:list-item>
                    <text:p><text:span text:style-name="T9"><text:s text:c="6"/></text:span><text:span text:style-name="T9">if (π.loaded[module.replace(/\./g,'_')]) {</text:span></text:p>
                  </text:list-item>
                  <text:list-item>
                    <text:p><text:span text:style-name="T9"><text:s text:c="8"/></text:span><text:span text:style-name="T9">if(callback) {</text:span></text:p>
                  </text:list-item>
                  <text:list-item>
                    <text:p><text:span text:style-name="T9"><text:s text:c="10"/></text:span><text:span text:style-name="T9">this.callback.call("loaded");</text:span></text:p>
                  </text:list-item>
                  <text:list-item>
                    <text:p><text:span text:style-name="T9"><text:s text:c="8"/></text:span><text:span text:style-name="T9">}</text:span></text:p>
                  </text:list-item>
                  <text:list-item>
                    <text:p><text:span text:style-name="T9"><text:s text:c="8"/></text:span><text:span text:style-name="T9">return true;</text:span></text:p>
                  </text:list-item>
                  <text:list-item>
                    <text:p><text:span text:style-name="T9"><text:s text:c="6"/></text:span><text:span text:style-name="T9">}</text:span></text:p>
                  </text:list-item>
                  <text:list-item>
                    <text:p><text:span text:style-name="T9"><text:s text:c="2"/></text:span></text:p>
                  </text:list-item>
                  <text:list-item>
                    <text:p><text:span text:style-name="T9"><text:s text:c="6"/></text:span><text:span text:style-name="T9">var </text:span></text:p>
                  </text:list-item>
                  <text:list-item>
                    <text:p><text:span text:style-name="T9"><text:s text:c="8"/></text:span><text:span text:style-name="T9">cursor <text:s/>= document.getElementsByTagName ("head")[0] || document.documentElement,</text:span></text:p>
                  </text:list-item>
                  <text:list-item>
                    <text:p><text:span text:style-name="T9"><text:s text:c="8"/></text:span><text:span text:style-name="T9">path <text:s text:c="3"/>= '../../assets/js/pi.',</text:span></text:p>
                  </text:list-item>
                  <text:list-item>
                    <text:p><text:span text:style-name="T9"><text:s text:c="8"/></text:span><text:span text:style-name="T9">script <text:s/>= document.createElement('script');</text:span></text:p>
                  </text:list-item>
                  <text:list-item>
                    <text:p><text:span text:style-name="T9"/></text:p>
                  </text:list-item>
                  <text:list-item>
                    <text:p><text:span text:style-name="T9"/></text:p>
                  </text:list-item>
                  <text:list-item>
                    <text:p><text:span text:style-name="T9"/></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F beacon done Right</text:p>
          </draw:text-box>
        </draw:frame>
        <draw:frame presentation:style-name="pr4" draw:layer="layout" svg:width="25.199cm" svg:height="12.179cm" svg:x="1.4cm" svg:y="4.914cm" presentation:class="outline" presentation:user-transformed="true">
          <draw:text-box>
            <text:list text:style-name="L2">
              <text:list-header>
                <text:p><text:span text:style-name="T4">Method works in any browser since about forever</text:span></text:p>
              </text:list-header>
              <text:list-item>
                <text:p>Encode event object in GIF url</text:p>
              </text:list-item>
              <text:list-item>
                <text:p>Request the url with an Image object, do not touch the DOM</text:p>
              </text:list-item>
              <text:list-item>
                <text:p>Catch encoded events in varnish</text:p>
              </text:list-item>
              <text:list-item>
                <text:p>Return HTTP 204 No-Content</text:p>
              </text:list-item>
              <text:list-item>
                <text:p>Saves one HTTP packet</text:p>
              </text:list-item>
              <text:list-item>
                <text:p>Only 204 means success</text:p>
              </text:list-item>
              <text:list-item>
                <text:p>Pipe 204 events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huge amounts of data from huge amounts of user sessions</text:p>
              </text:list-item>
              <text:list-item>
                <text:p>No return channel</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8">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8">JSON messaging</text:span></text:p>
              </text:list-item>
              <text:list-item>
                <text:p><text:span text:style-name="T8">Full duplex connection</text:span></text:p>
              </text:list-item>
              <text:list-item>
                <text:p>With PHP session</text:p>
              </text:list-item>
              <text:list-item>
                <text:p>Extremely low latency (PING + microseconds) </text:p>
              </text:list-item>
              <text:list-item>
                <text:p>No gzip</text:p>
              </text:list-item>
              <text:list-item>
                <text:p>Only connection that is fast enough for application use</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8">JSON event stream</text:span></text:p>
              </text:list-item>
              <text:list-item>
                <text:p>With PHP session</text:p>
              </text:list-item>
              <text:list-item>
                <text:p>Extremely low latency (PING + microseconds)</text:p>
              </text:list-item>
              <text:list-item>
                <text:p>No gzip</text:p>
              </text:list-item>
              <text:list-item>
                <text:p>No return channel</text:p>
              </text:list-item>
              <text:list-item>
                <text:p>Good for streaming the same data to multiple clients</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ttlenecks</text:p>
          </draw:text-box>
        </draw:frame>
        <draw:frame presentation:style-name="pr4" draw:layer="layout" svg:width="25.199cm" svg:height="12.179cm" svg:x="1.4cm" svg:y="4.914cm" presentation:class="outlin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alability</text:p>
          </draw:text-box>
        </draw:frame>
        <draw:frame presentation:style-name="pr4" draw:layer="layout" svg:width="25.199cm" svg:height="12.179cm" svg:x="1.4cm" svg:y="4.914cm" presentation:class="outline">
          <draw:text-box>
            <text:list text:style-name="L2">
              <text:list-item>
                <text:p>Incoming: Put HAProxy in front of several Varnish servers</text:p>
              </text:list-item>
              <text:list-item>
                <text:p>Incoming: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text:p>
              </text:list-item>
              <text:list-item>
                <text:p>Inherent: Use one virtual server for each applicatio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s unique?</text:p>
          </draw:text-box>
        </draw:frame>
        <draw:frame presentation:style-name="pr4" draw:layer="layout" svg:width="25.199cm" svg:height="12.179cm" svg:x="1.4cm" svg:y="4.914cm" presentation:class="outline" presentation:user-transformed="true">
          <draw:text-box>
            <text:list text:style-name="L2">
              <text:list-item>
                <text:p>Namespacing</text:p>
              </text:list-item>
              <text:list-item>
                <text:p>Scoping</text:p>
              </text:list-item>
              <text:list-item>
                <text:p>Addressing</text:p>
                <text:p/>
              </text:list-item>
              <text:list-item>
                <text:p>Bridging</text:p>
              </text:list-item>
              <text:list-item>
                <text:p>Mapping</text:p>
              </text:list-item>
              <text:list-item>
                <text:p>Class/instance data storage</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4">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4">Connect namespaces through routing across client/server bridge, in order to create four scopes:</text:span></text:p>
              </text:list-header>
              <text:list-item>
                <text:p>System (installation of <text:span text:style-name="T4">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4">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rough The Looking Glass</text:p>
          </draw:text-box>
        </draw:frame>
        <draw:frame presentation:style-name="pr5" draw:layer="layout" svg:width="25.199cm" svg:height="12.18cm" svg:x="1.4cm" svg:y="4.914cm" presentation:class="outline">
          <draw:text-box>
            <text:list text:style-name="L2">
              <text:list-item>
                <text:p>You cross the cli/srv bridge and where you end up, depends on where you came from.</text:p>
                <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ke <text:span text:style-name="T4">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4">pi.srv.pcl.[company].[component]</text:span></text:p>
              </text:list-item>
              <text:list-item>
                <text:p>Component config within app is stored at:</text:p>
                <text:p><text:span text:style-name="T4">pi.srv.pcl.[company].[app].[component]</text:span> This is for <text:span text:style-name="T4">all</text:span><text:span text:style-name="T8"> app users.</text:span></text:p>
              </text:list-item>
              <text:list-item>
                <text:p><text:span text:style-name="T8">Component data storage at instance level:</text:span></text:p>
                <text:p><text:span text:style-name="T4">pi.srv.pcl.[company].[app].[company].[id]</text:span></text:p>
                <text:p><text:span text:style-name="T4"/></text:p>
              </text:list-item>
              <text:list-item>
                <text:p><text:span text:style-name="T8">Connect</text:span><text:span text:style-name="T4"> pi.srv.sessions.[app.company.user] </text:span><text:span text:style-name="T8">server-side to </text:span><text:span text:style-name="T4">pi.app.session</text:span><text:span text:style-name="T8"> client-side, and create «data spaces» transparent to client app code, through routing at the client/server bridge</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0">π </text:span><text:span text:style-name="T6">lives in the global scope of the browser's JavaScript VM. A global app object is insanely useful in combatting «wrong scope» fatigue and callback pasta.</text:span></text:p>
              </text:list-header>
              <text:list-item>
                <text:p>Any part of pi can always create a pointer to itself, and knows it's local and systemic address.</text:p>
              </text:list-item>
              <text:list-item>
                <text:p>Our client session maps directly to the server sessio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2.18cm" svg:x="1.4cm" svg:y="4.914cm" presentation:class="outline">
          <draw:text-box>
            <text:list text:style-name="L2">
              <text:list-item>
                <text:p>Use <text:span text:style-name="T11">conventions</text:span> to overcome problems arising from loose typing and anonymous scoping</text:p>
              </text:list-item>
              <text:list-item>
                <text:p>Don't (just don't) try to create a self-describing data interchange format (looking at <text:span text:style-name="T8">you</text:span>, <text:span text:style-name="T11">XML</text:span><text:span text:style-name="T12">)</text:span></text:p>
              </text:list-item>
              <text:list-item>
                <text:p><text:span text:style-name="T11">Trusted code</text:span><text:span text:style-name="T5"> always obeys conventions</text:span></text:p>
              </text:list-item>
              <text:list-item>
                <text:p><text:span text:style-name="T5">Some words are </text:span><text:span text:style-name="T11">reserved</text:span><text:span text:style-name="T5"> by convention</text:span></text:p>
              </text:list-item>
              <text:list-item>
                <text:p><text:span text:style-name="T11">π.</text:span><text:span text:style-name="T5"> is for sysdevs only, everybody else uses </text:span><text:span text:style-name="T11">pi.</text:span></text:p>
              </text:list-item>
              <text:list-item>
                <text:p><text:span text:style-name="T5">Any code starting with </text:span><text:span text:style-name="T6">π.</text:span><text:span text:style-name="T5"> is </text:span><text:span text:style-name="T11">part</text:span><text:span text:style-name="T5"> of the platform</text:span></text:p>
              </text:list-item>
              <text:list-item>
                <text:p><text:span text:style-name="T5">Any code starting with </text:span><text:span text:style-name="T6">pi.</text:span><text:span text:style-name="T5"> is </text:span><text:span text:style-name="T11">using</text:span><text:span text:style-name="T5"> or </text:span><text:span text:style-name="T11">extending</text:span><text:span text:style-name="T5"> the platform</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11">protected</text:span>.</text:p>
                <text:p><text:span text:style-name="T4"/></text:p>
              </text:list-item>
              <text:list-item>
                <text:p><text:span text:style-name="T8">Objects whose name starts with a double underscore, are considered __</text:span><text:span text:style-name="T13">private</text:span><text:span text:style-name="T8">.</text:span></text:p>
                <text:p><text:span text:style-name="T8"/></text:p>
              </text:list-item>
              <text:list-item>
                <text:p><text:span text:style-name="T13">_protected</text:span><text:span text:style-name="T8"> functions/variables should only be accessed by trusted code.</text:span></text:p>
              </text:list-item>
              <text:list-item>
                <text:p><text:span text:style-name="T13">__private</text:span><text:span text:style-name="T8"> functions/variables</text:span><text:span text:style-name="T8"> should only be accessed by the object itself</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horses</text:p>
              </text:list-item>
              <text:list-item>
                <text:p>Speculative execution</text:p>
              </text:list-item>
              <text:list-item>
                <text:p>Self-contained units</text:p>
              </text:list-item>
              <text:list-item>
                <text:p>Pass-through data routes</text:p>
              </text:list-item>
              <text:list-item>
                <text:p>Follow conventions</text:p>
              </text:list-item>
              <text:list-item>
                <text:p>Use best practices</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
              </text:list-header>
              <text:list-item>
                <text:p>Go binary (JS typed arrays)</text:p>
                <text:p/>
              </text:list-item>
              <text:list-item>
                <text:p>Go compiled or LLVM (C / Pascal / Pytho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with</text:p>
                <text:p/>
                <text:p><text:s/><text:span text:style-name="T14">ZeroMQ*</text:span></text:p>
                <text:p><text:span text:style-name="T15"/></text:p>
                <text:p><text:span text:style-name="T15">* just add namespace</text:span></text:p>
              </text:list-header>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vantages of HTML5</text:p>
          </draw:text-box>
        </draw:frame>
        <draw:frame presentation:style-name="pr5" draw:layer="layout" svg:width="25.199cm" svg:height="12.18cm" svg:x="1.4cm" svg:y="4.914cm" presentation:class="outline">
          <draw:text-box>
            <text:list text:style-name="L2">
              <text:list-item>
                <text:p>Works on devices</text:p>
              </text:list-item>
              <text:list-item>
                <text:p>Works on Windows Metro (?)</text:p>
              </text:list-item>
              <text:list-item>
                <text:p>Works on Adobe AIR</text:p>
              </text:list-item>
              <text:list-item>
                <text:p>Works in any modern browser</text:p>
              </text:list-item>
              <text:list-item>
                <text:p>Works on Smart-TVs</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08-24T23:36:43.61</dc:date>
    <meta:editing-duration>PT9H25M44S</meta:editing-duration>
    <meta:editing-cycles>14</meta:editing-cycles>
    <meta:generator>LibreOffice/4.0.4.2$Windows_x86 LibreOffice_project/9e9821abd0ffdbc09cd8c52eaa574fa09eb08f2</meta:generator>
    <meta:document-statistic meta:object-count="147"/>
  </office:meta>
</office:document-meta>
</file>